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useo Slab 300" svg:font-family="'Museo Slab 300'"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adornments="Bold" style:font-pitch="variable"/>
    <style:font-face style:name="Ubuntu Light1" svg:font-family="'Ubuntu Light'" style:font-pitch="variable"/>
    <style:font-face style:name="Ubuntu Light" svg:font-family="'Ubuntu Light'" style:font-adornments="Light" style:font-pitch="variable"/>
    <style:font-face style:name="Ubuntu Medium" svg:font-family="'Ubuntu Medium'"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ree_20_Form">
      <style:paragraph-properties fo:text-align="start" style:justify-single-word="false"/>
      <style:text-properties fo:color="#333333" style:font-name="Ubuntu Light1" fo:font-size="9pt" officeooo:rsid="0023f282" officeooo:paragraph-rsid="0045d59d" style:font-name-asian="ヒラギノ角ゴ Pro W3" style:font-size-asian="7.84999990463257pt" style:font-name-complex="Museo Slab 300" style:font-size-complex="9pt"/>
    </style:style>
    <style:style style:name="P2" style:family="paragraph" style:parent-style-name="Footer">
      <style:paragraph-properties fo:text-align="end" style:justify-single-word="false"/>
      <style:text-properties officeooo:paragraph-rsid="0052708b"/>
    </style:style>
    <style:style style:name="P3" style:family="paragraph" style:parent-style-name="Ubuntu_5f_Body">
      <style:text-properties officeooo:rsid="005f9514" officeooo:paragraph-rsid="005f9514"/>
    </style:style>
    <style:style style:name="P4" style:family="paragraph" style:parent-style-name="Ubuntu_5f_Body">
      <style:text-properties fo:language="en" fo:country="GB"/>
    </style:style>
    <style:style style:name="P5" style:family="paragraph" style:parent-style-name="Ubuntu_5f_Body">
      <style:text-properties fo:language="en" fo:country="GB" officeooo:rsid="0056517e"/>
    </style:style>
    <style:style style:name="P6" style:family="paragraph" style:parent-style-name="Ubuntu_5f_Body">
      <style:text-properties fo:language="en" fo:country="GB" officeooo:rsid="005f33ae" officeooo:paragraph-rsid="005f33ae"/>
    </style:style>
    <style:style style:name="P7" style:family="paragraph" style:parent-style-name="Ubuntu_5f_Body">
      <style:text-properties fo:language="en" fo:country="GB" officeooo:rsid="005f33ae" officeooo:paragraph-rsid="006d92bd"/>
    </style:style>
    <style:style style:name="P8" style:family="paragraph" style:parent-style-name="Ubuntu_5f_Body">
      <style:text-properties fo:language="en" fo:country="GB" officeooo:rsid="0068a9bd" officeooo:paragraph-rsid="0068a9bd"/>
    </style:style>
    <style:style style:name="P9" style:family="paragraph" style:parent-style-name="Ubuntu_5f_Body">
      <style:text-properties fo:language="en" fo:country="GB" officeooo:rsid="006d92bd" officeooo:paragraph-rsid="006d92bd"/>
    </style:style>
    <style:style style:name="P10" style:family="paragraph" style:parent-style-name="Ubuntu_5f_Body">
      <style:text-properties fo:language="en" fo:country="GB" officeooo:rsid="006f74a4" officeooo:paragraph-rsid="006f74a4"/>
    </style:style>
    <style:style style:name="P11" style:family="paragraph" style:parent-style-name="Ubuntu_5f_Body">
      <style:text-properties fo:language="en" fo:country="GB" officeooo:rsid="00726150" officeooo:paragraph-rsid="00726150"/>
    </style:style>
    <style:style style:name="P12" style:family="paragraph" style:parent-style-name="Text_20_body">
      <style:text-properties fo:language="en" fo:country="GB" officeooo:rsid="00627b41" officeooo:paragraph-rsid="00627b41"/>
    </style:style>
    <style:style style:name="P13" style:family="paragraph" style:parent-style-name="Text_20_body">
      <style:text-properties fo:language="en" fo:country="GB" officeooo:paragraph-rsid="0066b3cb"/>
    </style:style>
    <style:style style:name="P14" style:family="paragraph" style:parent-style-name="Text_20_body">
      <style:text-properties fo:language="en" fo:country="GB" officeooo:rsid="0060cf89" officeooo:paragraph-rsid="0060cf89"/>
    </style:style>
    <style:style style:name="P15" style:family="paragraph" style:parent-style-name="Ubuntu_5f_Heading_20_3">
      <style:text-properties fo:language="en" fo:country="GB"/>
    </style:style>
    <style:style style:name="P16" style:family="paragraph" style:parent-style-name="Ubuntu_5f_Heading_20_3">
      <style:text-properties fo:language="en" fo:country="GB" officeooo:rsid="006bcb25" officeooo:paragraph-rsid="006bcb25"/>
    </style:style>
    <style:style style:name="P17" style:family="paragraph" style:parent-style-name="Ubuntu_5f_Heading_20_2">
      <style:text-properties fo:language="en" fo:country="GB" officeooo:rsid="005f33ae" officeooo:paragraph-rsid="005f33ae"/>
    </style:style>
    <style:style style:name="P18" style:family="paragraph" style:parent-style-name="Ubuntu_5f_Heading_20_1">
      <style:paragraph-properties fo:margin-top="0mm" fo:margin-bottom="0.49mm" loext:contextual-spacing="false"/>
      <style:text-properties fo:language="en" fo:country="GB" officeooo:rsid="005785e6" officeooo:paragraph-rsid="005f33ae"/>
    </style:style>
    <style:style style:name="P19" style:family="paragraph" style:parent-style-name="Bibliography_20_1">
      <style:text-properties fo:language="en" fo:country="GB"/>
    </style:style>
    <style:style style:name="T1" style:family="text">
      <style:text-properties officeooo:rsid="005f9514"/>
    </style:style>
    <style:style style:name="T2" style:family="text">
      <style:text-properties fo:font-variant="normal" fo:text-transform="none" style:text-position="0% 100%" fo:font-style="normal" style:text-underline-style="none" fo:font-weight="250"/>
    </style:style>
    <style:style style:name="T3" style:family="text">
      <style:text-properties officeooo:rsid="00645d5b"/>
    </style:style>
    <style:style style:name="T4" style:family="text">
      <style:text-properties officeooo:rsid="0064fada"/>
    </style:style>
    <style:style style:name="T5" style:family="text">
      <style:text-properties officeooo:rsid="0066b3cb"/>
    </style:style>
    <style:style style:name="T6" style:family="text">
      <style:text-properties fo:language="en" fo:country="GB"/>
    </style:style>
    <style:style style:name="T7" style:family="text">
      <style:text-properties officeooo:rsid="006b739d"/>
    </style:style>
    <style:style style:name="T8" style:family="text">
      <style:text-properties officeooo:rsid="007102e4"/>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M2.5 emissions through ten years in the USA</text:p>
      <text:p text:style-name="P5">Author: Balázs Dukai</text:p>
      <text:p text:style-name="P6">Module supervisor: Prof. Susanne Bleisch</text:p>
      <text:p text:style-name="P6">Module: MSE Information Visualisation</text:p>
      <text:p text:style-name="P6">Date: 06.05.2015</text:p>
      <text:p text:style-name="P3"><text:span text:style-name="T6">Data source: </text:span><text:a xlink:type="simple" xlink:href="http://www.epa.gov/ttn/chief/net/2008inventory.html" text:style-name="Internet_20_link" text:visited-style-name="Visited_20_Internet_20_Link">http://www.epa.gov/ttn/chief/net/2008inventory.html</text:a></text:p>
      <text:p text:style-name="P4"><text:span text:style-name="T1">Literature: </text:span><text:reference-mark-start text:name="ZOTERO_ITEM CSL_CITATION {&quot;citationID&quot;:&quot;3VipHpuj&quot;,&quot;properties&quot;:{&quot;formattedCitation&quot;:&quot;(Dorman, 2014)&quot;,&quot;plainCitation&quot;:&quot;(Dorman, 2014)&quot;},&quot;citationItems&quot;:[{&quot;id&quot;:162,&quot;uris&quot;:[&quot;http://zotero.org/users/2354559/items/RDXJ6AVF&quot;],&quot;uri&quot;:[&quot;http://zotero.org/users/2354559/items/RDXJ6AVF&quot;],&quot;itemData&quot;:{&quot;id&quot;:162,&quot;type&quot;:&quot;book&quot;,&quot;title&quot;:&quot;Learning R for geospatial analysis: leverage the power of R to elegantly manage crucial geospatial analysis tasks&quot;,&quot;publisher&quot;:&quot;Packt Publishing&quot;,&quot;publisher-place&quot;:&quot;Birmingham&quot;,&quot;source&quot;:&quot;Open WorldCat&quot;,&quot;event-place&quot;:&quot;Birmingham&quot;,&quot;URL&quot;:&quot;http://alltitles.ebrary.com/Doc?id=11001821&quot;,&quot;ISBN&quot;:&quot;9781783984374 1783984376&quot;,&quot;shortTitle&quot;:&quot;Learning R for geospatial analysis&quot;,&quot;language&quot;:&quot;English&quot;,&quot;author&quot;:[{&quot;family&quot;:&quot;Dorman&quot;,&quot;given&quot;:&quot;Michael&quot;}],&quot;issued&quot;:{&quot;date-parts&quot;:[[&quot;2014&quot;]]},&quot;accessed&quot;:{&quot;date-parts&quot;:[[&quot;2015&quot;,5,2]]}}}],&quot;schema&quot;:&quot;https://github.com/citation-style-language/schema/raw/master/csl-citation.json&quot;} RNDRPK6isJj6f"/><text:span text:style-name="T1">(Dorman, 2014)</text:span><text:reference-mark-end text:name="ZOTERO_ITEM CSL_CITATION {&quot;citationID&quot;:&quot;3VipHpuj&quot;,&quot;properties&quot;:{&quot;formattedCitation&quot;:&quot;(Dorman, 2014)&quot;,&quot;plainCitation&quot;:&quot;(Dorman, 2014)&quot;},&quot;citationItems&quot;:[{&quot;id&quot;:162,&quot;uris&quot;:[&quot;http://zotero.org/users/2354559/items/RDXJ6AVF&quot;],&quot;uri&quot;:[&quot;http://zotero.org/users/2354559/items/RDXJ6AVF&quot;],&quot;itemData&quot;:{&quot;id&quot;:162,&quot;type&quot;:&quot;book&quot;,&quot;title&quot;:&quot;Learning R for geospatial analysis: leverage the power of R to elegantly manage crucial geospatial analysis tasks&quot;,&quot;publisher&quot;:&quot;Packt Publishing&quot;,&quot;publisher-place&quot;:&quot;Birmingham&quot;,&quot;source&quot;:&quot;Open WorldCat&quot;,&quot;event-place&quot;:&quot;Birmingham&quot;,&quot;URL&quot;:&quot;http://alltitles.ebrary.com/Doc?id=11001821&quot;,&quot;ISBN&quot;:&quot;9781783984374 1783984376&quot;,&quot;shortTitle&quot;:&quot;Learning R for geospatial analysis&quot;,&quot;language&quot;:&quot;English&quot;,&quot;author&quot;:[{&quot;family&quot;:&quot;Dorman&quot;,&quot;given&quot;:&quot;Michael&quot;}],&quot;issued&quot;:{&quot;date-parts&quot;:[[&quot;2014&quot;]]},&quot;accessed&quot;:{&quot;date-parts&quot;:[[&quot;2015&quot;,5,2]]}}}],&quot;schema&quot;:&quot;https://github.com/citation-style-language/schema/raw/master/csl-citation.json&quot;} RNDRPK6isJj6f"/> <text:reference-mark-start text:name="ZOTERO_ITEM CSL_CITATION {&quot;citationID&quot;:&quot;JDl3izeb&quot;,&quot;properties&quot;:{&quot;formattedCitation&quot;:&quot;(Chang, 2013)&quot;,&quot;plainCitation&quot;:&quot;(Chang, 2013)&quot;},&quot;citationItems&quot;:[{&quot;id&quot;:165,&quot;uris&quot;:[&quot;http://zotero.org/users/2354559/items/BDZD3CNT&quot;],&quot;uri&quot;:[&quot;http://zotero.org/users/2354559/items/BDZD3CNT&quot;],&quot;itemData&quot;:{&quot;id&quot;:165,&quot;type&quot;:&quot;book&quot;,&quot;title&quot;:&quot;R graphics cookbook: practical recipes for visualizing data&quot;,&quot;publisher&quot;:&quot;O'Reilly&quot;,&quot;publisher-place&quot;:&quot;Beijing&quot;,&quot;number-of-pages&quot;:&quot;396&quot;,&quot;edition&quot;:&quot;1st ed&quot;,&quot;source&quot;:&quot;Gemeinsamer Bibliotheksverbund ISBN&quot;,&quot;event-place&quot;:&quot;Beijing&quot;,&quot;ISBN&quot;:&quot;9781449316952 1449316956 9781449316952&quot;,&quot;shortTitle&quot;:&quot;R graphics cookbook&quot;,&quot;language&quot;:&quot;eng&quot;,&quot;author&quot;:[{&quot;family&quot;:&quot;Chang&quot;,&quot;given&quot;:&quot;Winston&quot;}],&quot;issued&quot;:{&quot;date-parts&quot;:[[&quot;2013&quot;]]}}}],&quot;schema&quot;:&quot;https://github.com/citation-style-language/schema/raw/master/csl-citation.json&quot;} RNDmKWzPY3ysy"/>(Chang, 2013)<text:reference-mark-end text:name="ZOTERO_ITEM CSL_CITATION {&quot;citationID&quot;:&quot;JDl3izeb&quot;,&quot;properties&quot;:{&quot;formattedCitation&quot;:&quot;(Chang, 2013)&quot;,&quot;plainCitation&quot;:&quot;(Chang, 2013)&quot;},&quot;citationItems&quot;:[{&quot;id&quot;:165,&quot;uris&quot;:[&quot;http://zotero.org/users/2354559/items/BDZD3CNT&quot;],&quot;uri&quot;:[&quot;http://zotero.org/users/2354559/items/BDZD3CNT&quot;],&quot;itemData&quot;:{&quot;id&quot;:165,&quot;type&quot;:&quot;book&quot;,&quot;title&quot;:&quot;R graphics cookbook: practical recipes for visualizing data&quot;,&quot;publisher&quot;:&quot;O'Reilly&quot;,&quot;publisher-place&quot;:&quot;Beijing&quot;,&quot;number-of-pages&quot;:&quot;396&quot;,&quot;edition&quot;:&quot;1st ed&quot;,&quot;source&quot;:&quot;Gemeinsamer Bibliotheksverbund ISBN&quot;,&quot;event-place&quot;:&quot;Beijing&quot;,&quot;ISBN&quot;:&quot;9781449316952 1449316956 9781449316952&quot;,&quot;shortTitle&quot;:&quot;R graphics cookbook&quot;,&quot;language&quot;:&quot;eng&quot;,&quot;author&quot;:[{&quot;family&quot;:&quot;Chang&quot;,&quot;given&quot;:&quot;Winston&quot;}],&quot;issued&quot;:{&quot;date-parts&quot;:[[&quot;2013&quot;]]}}}],&quot;schema&quot;:&quot;https://github.com/citation-style-language/schema/raw/master/csl-citation.json&quot;} RNDmKWzPY3ysy"/> <text:reference-mark-start text:name="ZOTERO_ITEM CSL_CITATION {&quot;citationID&quot;:&quot;bZTUODOT&quot;,&quot;properties&quot;:{&quot;formattedCitation&quot;:&quot;(Wickham, 2009)&quot;,&quot;plainCitation&quot;:&quot;(Wickham, 2009)&quot;},&quot;citationItems&quot;:[{&quot;id&quot;:166,&quot;uris&quot;:[&quot;http://zotero.org/users/2354559/items/84KPGDS6&quot;],&quot;uri&quot;:[&quot;http://zotero.org/users/2354559/items/84KPGDS6&quot;],&quot;itemData&quot;:{&quot;id&quot;:166,&quot;type&quot;:&quot;book&quot;,&quot;title&quot;:&quot;ggplot2: Elegant Graphics for Data Analysis&quot;,&quot;publisher&quot;:&quot;Springer New York&quot;,&quot;URL&quot;:&quot;http://had.co.nz/ggplot2/book&quot;,&quot;ISBN&quot;:&quot;978-0-387-98140-6&quot;,&quot;author&quot;:[{&quot;family&quot;:&quot;Wickham&quot;,&quot;given&quot;:&quot;Hadley&quot;}],&quot;issued&quot;:{&quot;date-parts&quot;:[[&quot;2009&quot;]]}}}],&quot;schema&quot;:&quot;https://github.com/citation-style-language/schema/raw/master/csl-citation.json&quot;} RNDzl0WZaFYGB"/>(Wickham, 2009)<text:reference-mark-end text:name="ZOTERO_ITEM CSL_CITATION {&quot;citationID&quot;:&quot;bZTUODOT&quot;,&quot;properties&quot;:{&quot;formattedCitation&quot;:&quot;(Wickham, 2009)&quot;,&quot;plainCitation&quot;:&quot;(Wickham, 2009)&quot;},&quot;citationItems&quot;:[{&quot;id&quot;:166,&quot;uris&quot;:[&quot;http://zotero.org/users/2354559/items/84KPGDS6&quot;],&quot;uri&quot;:[&quot;http://zotero.org/users/2354559/items/84KPGDS6&quot;],&quot;itemData&quot;:{&quot;id&quot;:166,&quot;type&quot;:&quot;book&quot;,&quot;title&quot;:&quot;ggplot2: Elegant Graphics for Data Analysis&quot;,&quot;publisher&quot;:&quot;Springer New York&quot;,&quot;URL&quot;:&quot;http://had.co.nz/ggplot2/book&quot;,&quot;ISBN&quot;:&quot;978-0-387-98140-6&quot;,&quot;author&quot;:[{&quot;family&quot;:&quot;Wickham&quot;,&quot;given&quot;:&quot;Hadley&quot;}],&quot;issued&quot;:{&quot;date-parts&quot;:[[&quot;2009&quot;]]}}}],&quot;schema&quot;:&quot;https://github.com/citation-style-language/schema/raw/master/csl-citation.json&quot;} RNDzl0WZaFYGB"/> <text:reference-mark-start text:name="ZOTERO_ITEM CSL_CITATION {&quot;citationID&quot;:&quot;b8f18t0s&quot;,&quot;properties&quot;:{&quot;formattedCitation&quot;:&quot;{\\rtf (\\uc0\\u8220{}Particulates,\\uc0\\u8221{} 2015)}&quot;,&quot;plainCitation&quot;:&quot;(“Particulates,” 2015)&quot;},&quot;citationItems&quot;:[{&quot;id&quot;:167,&quot;uris&quot;:[&quot;http://zotero.org/users/2354559/items/B9SRBR6N&quot;],&quot;uri&quot;:[&quot;http://zotero.org/users/2354559/items/B9SRBR6N&quot;],&quot;itemData&quot;:{&quot;id&quot;:167,&quot;type&quot;:&quot;entry-encyclopedia&quot;,&quot;title&quot;:&quot;Particulates&quot;,&quot;container-title&quot;:&quot;Wikipedia, the free encyclopedia&quot;,&quot;source&quot;:&quot;Wikipedia&quot;,&quot;abstract&quot;:&quot;Atmospheric particulate matter – also known as particulate matter (PM) or particulates – is microscopic solid or liquid matter suspended in the Earth's atmosphere. The term aerosol commonly refers to the particulate/air mixture, as opposed to the particulate matter alone. Sources of particulate matter can be man-made or natural. They have impacts on climate and precipitation that adversely affect human health. Subtypes of atmospheric particle matter include suspended particulate matter (SPM), respirable suspended particle (RSP; particles with diameter of 10 micrometres or less), fine particles (diameter of 2.5 micrometres or less), ultrafine particles, and soot.\nThe IARC and WHO designate airborne particulates a Group 1 carcinogen. Particulates are the deadliest form of air pollution due to their ability to penetrate deep into the lungs and blood streams unfiltered, causing permanent DNA mutations, heart attacks, and premature death. In 2013, a study involving 312,944 people in nine European countries revealed that there was no safe level of particulates and that for every increase of 10 μg/m3 in PM10, the lung cancer rate rose 22%. The smaller PM2.5 were particularly deadly, with a 36% increase in lung cancer per 10 μg/m3 as it can penetrate deeper into the lungs.&quot;,&quot;URL&quot;:&quot;http://en.wikipedia.org/w/index.php?title=Particulates&amp;oldid=657260625&quot;,&quot;note&quot;:&quot;Page Version ID: 657260625&quot;,&quot;language&quot;:&quot;en&quot;,&quot;issued&quot;:{&quot;date-parts&quot;:[[&quot;2015&quot;,4,20]]},&quot;accessed&quot;:{&quot;date-parts&quot;:[[&quot;2015&quot;,5,3]]}}}],&quot;schema&quot;:&quot;https://github.com/citation-style-language/schema/raw/master/csl-citation.json&quot;} RNDp837J4jUkk"/><text:span text:style-name="T2">(“Particulates,” 2015)</text:span><text:reference-mark-end text:name="ZOTERO_ITEM CSL_CITATION {&quot;citationID&quot;:&quot;b8f18t0s&quot;,&quot;properties&quot;:{&quot;formattedCitation&quot;:&quot;{\\rtf (\\uc0\\u8220{}Particulates,\\uc0\\u8221{} 2015)}&quot;,&quot;plainCitation&quot;:&quot;(“Particulates,” 2015)&quot;},&quot;citationItems&quot;:[{&quot;id&quot;:167,&quot;uris&quot;:[&quot;http://zotero.org/users/2354559/items/B9SRBR6N&quot;],&quot;uri&quot;:[&quot;http://zotero.org/users/2354559/items/B9SRBR6N&quot;],&quot;itemData&quot;:{&quot;id&quot;:167,&quot;type&quot;:&quot;entry-encyclopedia&quot;,&quot;title&quot;:&quot;Particulates&quot;,&quot;container-title&quot;:&quot;Wikipedia, the free encyclopedia&quot;,&quot;source&quot;:&quot;Wikipedia&quot;,&quot;abstract&quot;:&quot;Atmospheric particulate matter – also known as particulate matter (PM) or particulates – is microscopic solid or liquid matter suspended in the Earth's atmosphere. The term aerosol commonly refers to the particulate/air mixture, as opposed to the particulate matter alone. Sources of particulate matter can be man-made or natural. They have impacts on climate and precipitation that adversely affect human health. Subtypes of atmospheric particle matter include suspended particulate matter (SPM), respirable suspended particle (RSP; particles with diameter of 10 micrometres or less), fine particles (diameter of 2.5 micrometres or less), ultrafine particles, and soot.\nThe IARC and WHO designate airborne particulates a Group 1 carcinogen. Particulates are the deadliest form of air pollution due to their ability to penetrate deep into the lungs and blood streams unfiltered, causing permanent DNA mutations, heart attacks, and premature death. In 2013, a study involving 312,944 people in nine European countries revealed that there was no safe level of particulates and that for every increase of 10 μg/m3 in PM10, the lung cancer rate rose 22%. The smaller PM2.5 were particularly deadly, with a 36% increase in lung cancer per 10 μg/m3 as it can penetrate deeper into the lungs.&quot;,&quot;URL&quot;:&quot;http://en.wikipedia.org/w/index.php?title=Particulates&amp;oldid=657260625&quot;,&quot;note&quot;:&quot;Page Version ID: 657260625&quot;,&quot;language&quot;:&quot;en&quot;,&quot;issued&quot;:{&quot;date-parts&quot;:[[&quot;2015&quot;,4,20]]},&quot;accessed&quot;:{&quot;date-parts&quot;:[[&quot;2015&quot;,5,3]]}}}],&quot;schema&quot;:&quot;https://github.com/citation-style-language/schema/raw/master/csl-citation.json&quot;} RNDp837J4jUkk"/> </text:p>
      <text:section text:style-name="Sect1" text:name="ZOTERO_BIBL {&quot;custom&quot;:[]} CSL_BIBLIOGRAPHY RND0vvcvzUW7M">
        <text:p text:style-name="P19"><text:bookmark-start text:name="__DdeLink__99_1027861421"/>Chang, W., 2013. R graphics cookbook: practical recipes for visualizing data, 1st ed. ed. O’Reilly, Beijing.</text:p>
        <text:p text:style-name="P19">Dorman, M., 2014. Learning R for geospatial analysis: leverage the power of R to elegantly manage crucial geospatial analysis tasks. Packt Publishing, Birmingham.</text:p>
        <text:p text:style-name="P19">Particulates, 2015. . Wikipedia Free Encycl. <text:span text:style-name="T7">Retrieved 03.05.2015.</text:span></text:p>
        <text:p text:style-name="P19">Wickham, H., 2009. ggplot2: Elegant Graphics for Data Analysis. Springer New York.<text:bookmark-end text:name="__DdeLink__99_1027861421"/></text:p>
      </text:section>
      <text:p text:style-name="P17">Abstract</text:p>
      <text:p text:style-name="P12">Fine particulate matter (PM2.5) is an ambient air pollutant <text:span text:style-name="T3">with diameter of 2.5 micrometers or less, </text:span>for which there is a strong evidence that is harmful to human health. <text:span text:style-name="T4">This work explores the change in PM2.5 emissions through ten years in the USA. As a result, those counties are highlighted which experienced surprisingly high increase of emissions between 1999–2008.</text:span></text:p>
      <text:p text:style-name="P15">Data</text:p>
      <text:p text:style-name="P13"><text:span text:style-name="T5">The data originates from the </text:span>National Emissions Inventory (NEI) <text:span text:style-name="T5">which is</text:span> a comprehensive and detailed estimate of air emissions of air pollutants from all air emissions sources. The NEI is prepared every three years <text:span text:style-name="T5">and</text:span> based primarily upon emission estimates and emission model inputs provided by State, Local, and Tribal air agencies. </text:p>
      <text:p text:style-name="P14">POINT: Emissions estimates for sources that are individually inventoried and usually located at a fixed, stationary location. For example industrial facilities, electric power plants, gas stations, etc.</text:p>
      <text:p text:style-name="P15">Goal of the analysis</text:p>
      <text:p text:style-name="P8">Besides gaining experience with the visualisation package ggplot2 the goal of this work is to explore how the PM2.5 emissions have changed in the USA through 1999–2008. </text:p>
      <text:p text:style-name="P16">Method and results</text:p>
      <text:p text:style-name="P9">As mentioned above, the visualisations were produced using R with the package ggplot2. For the data preparation and map production besides custom functions two additional packages were required, "raster" and "rgdal".</text:p>
      <text:p text:style-name="P9">Personally, the biggest challenge was the data preparation process due to the high number of outliers in the data set. On the other hand, the most rewarding part was the process of exploratory analysis, while a high number of graphics were generated which are not presented <text:soft-page-break/>here. Through this process I could experience and understand the meaning and place of exploratory data analysis. </text:p>
      <text:p text:style-name="P10">Map of the USA identifying those counties that experienced a surprisingly high change in emissions from POINT sources between 2005 and 2008. These cases would require closer analysis to discover the cause of the high amount of change. Furthermore, the amount of change was categorized <text:span text:style-name="T8">using</text:span> common sense, but with more <text:span text:style-name="T8">information on this topic, the categories could look very different, also with regard of what is considered an outlier.</text:span></text:p>
      <text:p text:style-name="P7"/>
      <text:p text:style-name="P11">The histogram on the left shows the percentage change in emissions from POINT sources between 2005 and 2008. Because the histogram drops at 600% and common sense dictates that a change in the thousand percent range is unlikely, the values above 600% were excluded from the further analys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useo Slab 300" svg:font-family="'Museo Slab 300'"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adornments="Bold" style:font-pitch="variable"/>
    <style:font-face style:name="Ubuntu Light1" svg:font-family="'Ubuntu Light'" style:font-pitch="variable"/>
    <style:font-face style:name="Ubuntu Light" svg:font-family="'Ubuntu Light'" style:font-adornments="Light" style:font-pitch="variable"/>
    <style:font-face style:name="Ubuntu Medium" svg:font-family="'Ubuntu Medium'"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Light" fo:font-family="'Ubuntu Light'" style:font-style-name="Light" style:font-pitch="variable" fo:font-size="11pt" fo:font-weight="250" style:font-size-asian="10.5pt"/>
    </style:style>
    <style:style style:name="Heading" style:family="paragraph" style:hidden="true"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hidden="true" style:parent-style-name="Standard" style:class="extra">
      <style:paragraph-properties fo:margin-top="2.12mm" fo:margin-bottom="2.12m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Endnote" style:family="paragraph" style:hidden="true"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note" style:family="paragraph" style:parent-style-name="Free_20_Form" style:class="extra">
      <style:paragraph-properties fo:margin-left="5.98mm" fo:margin-right="0mm" fo:text-indent="-5.98mm" style:auto-text-indent="false" text:number-lines="false" text:line-number="0"/>
      <style:text-properties style:font-name="Ubuntu Light" fo:font-family="'Ubuntu Light'" style:font-style-name="Light" style:font-pitch="variable" fo:font-size="10pt" officeooo:rsid="000f1c9b" style:font-size-asian="10pt" style:font-size-complex="10pt"/>
    </style:style>
    <style:style style:name="Quotations" style:family="paragraph" style:hidden="true"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Ubuntu_5f_Body" style:display-name="Ubuntu_Body" style:family="paragraph" style:parent-style-name="Free_20_Form" style:class="text">
      <style:paragraph-properties fo:line-height="150%"/>
      <style:text-properties style:font-name="Ubuntu Light" fo:font-family="'Ubuntu Light'" style:font-style-name="Light" style:font-pitch="variable" fo:font-size="11pt" fo:language="en" fo:country="GB" officeooo:rsid="000eb8e2" style:font-size-asian="11pt" style:font-size-complex="11pt"/>
    </style:style>
    <style:style style:name="Ubuntu_5f_Heading_20_3" style:display-name="Ubuntu_Heading 3" style:family="paragraph" style:parent-style-name="Free_20_Form" style:next-style-name="Ubuntu_5f_Body" style:class="text">
      <style:paragraph-properties fo:margin-top="3mm" fo:margin-bottom="0mm" loext:contextual-spacing="false" fo:line-height="150%"/>
      <style:text-properties fo:font-variant="small-caps" style:font-name="Ubuntu Medium" fo:font-family="'Ubuntu Medium'" style:font-pitch="variable" fo:font-size="10.5pt" fo:language="en" fo:country="GB" fo:font-weight="normal" officeooo:rsid="00184b36" style:font-size-asian="10.5pt" style:font-size-complex="10.5pt"/>
    </style:style>
    <style:style style:name="Ubuntu_5f_Heading_20_2" style:display-name="Ubuntu_Heading 2" style:family="paragraph" style:parent-style-name="Free_20_Form" style:next-style-name="Ubuntu_5f_Body" style:class="text">
      <style:paragraph-properties fo:margin-top="6mm" fo:margin-bottom="3mm" loext:contextual-spacing="false" fo:line-height="150%"/>
      <style:text-properties style:font-name="Ubuntu Medium" fo:font-family="'Ubuntu Medium'" style:font-pitch="variable" fo:font-size="12pt" fo:language="en" fo:country="GB" officeooo:rsid="000eb8e2" style:font-size-asian="12pt" style:font-size-complex="12pt"/>
    </style:style>
    <style:style style:name="Ubuntu_5f_Heading_20_1" style:display-name="Ubuntu_Heading 1" style:family="paragraph" style:parent-style-name="Free_20_Form" style:next-style-name="Ubuntu_5f_Body" style:class="text">
      <style:paragraph-properties fo:margin-top="0mm" fo:margin-bottom="8.01mm" loext:contextual-spacing="false" fo:line-height="150%"/>
      <style:text-properties fo:color="#333333" style:font-name="Ubuntu Medium" fo:font-family="'Ubuntu Medium'" style:font-pitch="variable" fo:font-size="16pt" fo:language="en" fo:country="GB" officeooo:rsid="000cc025" style:font-size-asian="16pt" style:font-size-complex="16pt"/>
    </style:style>
    <style:style style:name="Footer" style:family="paragraph" style:parent-style-name="Free_20_Form" style:class="extra">
      <style:paragraph-properties text:number-lines="false" text:line-number="0">
        <style:tab-stops>
          <style:tab-stop style:position="80.01mm" style:type="center"/>
          <style:tab-stop style:position="160.02mm" style:type="right"/>
        </style:tab-stops>
      </style:paragraph-properties>
      <style:text-properties style:font-name="Ubuntu Light" fo:font-family="'Ubuntu Light'" style:font-style-name="Light" style:font-pitch="variable" fo:font-size="10pt" style:font-size-asian="8.75pt" style:font-size-complex="10pt"/>
    </style:style>
    <style:style style:name="Head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text-properties style:font-name="Ubuntu Light" fo:font-family="'Ubuntu Light'" style:font-style-name="Light" style:font-pitch="variable" fo:font-size="10pt" officeooo:rsid="003511d8" style:font-size-asian="8.75pt" style:font-size-complex="10pt"/>
    </style:style>
    <style:style style:name="Table_20_Contents" style:display-name="Table Contents" style:family="paragraph" style:parent-style-name="Free_20_Form" style:class="extra">
      <style:paragraph-properties text:number-lines="false" text:line-number="0"/>
      <style:text-properties fo:language="en" fo:country="GB" officeooo:rsid="0040b890" style:font-size-asian="10.5pt" style:font-size-complex="11pt"/>
    </style:style>
    <style:style style:name="Ubuntu_5f_Heading_20_4" style:display-name="Ubuntu_Heading 4" style:family="paragraph" style:parent-style-name="Free_20_Form">
      <style:paragraph-properties fo:margin-top="3mm" fo:margin-bottom="0mm" loext:contextual-spacing="false"/>
      <style:text-properties style:font-name="Ubuntu" fo:font-family="Ubuntu" style:font-style-name="Bold" style:font-pitch="variable" fo:font-weight="bold" officeooo:rsid="003c4e01"/>
    </style:style>
    <style:style style:name="Free_20_Form" style:display-name="Free Form" style:family="paragraph">
      <style:paragraph-properties fo:margin-left="0mm" fo:margin-right="0mm" fo:margin-top="0mm" fo:margin-bottom="0mm" loext:contextual-spacing="false" fo:line-height="100%" fo:text-align="start" style:justify-single-word="false" fo:keep-together="auto" fo:orphans="2" fo:widows="2" fo:hyphenation-ladder-count="no-limit" fo:text-indent="0mm" style:auto-text-indent="false" fo:break-before="auto" fo:break-after="auto" fo:keep-with-next="auto"/>
      <style:text-properties fo:font-variant="normal" fo:text-transform="none" fo:color="#000000" style:text-outline="false" style:text-line-through-style="none" style:text-line-through-type="none" style:text-position="0% 100%" style:font-name="Ubuntu Light" fo:font-family="'Ubuntu Light'" style:font-style-name="Light" style:font-pitch="variable" fo:font-size="11pt" fo:letter-spacing="normal" fo:language="hu" fo:country="HU" fo:font-style="normal" style:text-underline-style="none" fo:font-weight="250" style:letter-kerning="true" fo:background-color="transparent" style:font-name-asian="ヒラギノ角ゴ Pro W3" style:font-family-asian="'ヒラギノ角ゴ Pro W3'" style:font-family-generic-asian="roman" style:font-size-asian="10pt" style:font-style-asian="normal" style:font-weight-asian="normal" style:font-name-complex="Times New Roman1" style:font-family-complex="'Times New Roman'" style:font-family-generic-complex="roman" style:font-pitch-complex="variable" style:font-size-complex="10pt" text:display="true" fo:hyphenate="true" fo:hyphenation-remain-char-count="2" fo:hyphenation-push-char-count="2"/>
    </style:style>
    <style:style style:name="Addressee" style:family="paragraph" style:hidden="true" style:parent-style-name="Standard" style:class="extra">
      <style:paragraph-properties fo:margin-top="0mm" fo:margin-bottom="1.06m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mm" fo:margin-bottom="1.06mm" loext:contextual-spacing="false" text:number-lines="false" text:line-number="0"/>
    </style:style>
    <style:style style:name="Preformatted_20_Text" style:display-name="Preformatted Text" style:family="paragraph" style:hidden="true"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hidden="true" style:parent-style-name="Standard" style:class="html">
      <style:paragraph-properties fo:margin-left="10mm" fo:margin-right="0mm" fo:text-indent="0mm" style:auto-text-indent="false"/>
    </style:style>
    <style:style style:name="List_20_Heading" style:display-name="List Heading" style:family="paragraph" style:hidden="true" style:parent-style-name="Standard" style:next-style-name="List_20_Contents" style:class="html">
      <style:paragraph-properties fo:margin-left="0mm" fo:margin-right="0mm" fo:text-indent="0mm" style:auto-text-indent="false"/>
    </style:style>
    <style:style style:name="Horizontal_20_Line" style:display-name="Horizontal Line" style:family="paragraph" style:hidden="true"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Salutation" style:family="paragraph" style:hidden="true" style:parent-style-name="Standard" style:class="text">
      <style:paragraph-properties text:number-lines="false" text:line-number="0"/>
    </style:style>
    <style:style style:name="Ubuntu_5f_Numbering" style:display-name="Ubuntu_Numbering" style:family="paragraph" style:parent-style-name="Free_20_Form" style:list-style-name="Ubuntu_5f_Numbering">
      <style:paragraph-properties fo:line-height="150%"/>
      <style:text-properties officeooo:rsid="0038c1c1"/>
    </style:style>
    <style:style style:name="Ubuntu_5f_Bullets" style:display-name="Ubuntu_Bullets" style:family="paragraph" style:parent-style-name="Free_20_Form" style:class="text">
      <style:paragraph-properties fo:line-height="150%"/>
      <style:text-properties officeooo:rsid="0014cce6"/>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mm" fo:margin-right="0mm" fo:margin-top="0mm" fo:margin-bottom="0mm" loext:contextual-spacing="false" style:line-height-at-least="4.23mm" fo:text-indent="-12.7mm" style:auto-text-indent="false">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Ubuntu_5f_Numbering" style:display-name="Ubuntu_Numbering">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fo:text-align="start" style:justify-single-word="false"/>
      <style:text-properties fo:color="#333333" style:font-name="Ubuntu Light1" fo:font-size="9pt" officeooo:rsid="0023f282" officeooo:paragraph-rsid="0045d59d" style:font-name-asian="ヒラギノ角ゴ Pro W3" style:font-size-asian="7.84999990463257pt" style:font-name-complex="Museo Slab 300" style:font-size-complex="9pt"/>
    </style:style>
    <style:style style:name="MP2" style:family="paragraph" style:parent-style-name="Footer">
      <style:paragraph-properties fo:text-align="end" style:justify-single-word="false"/>
      <style:text-properties officeooo:paragraph-rsid="0052708b"/>
    </style:style>
    <style:page-layout style:name="Mpm1">
      <style:page-layout-properties fo:page-width="210.01mm" fo:page-height="297mm" style:num-format="1" style:print-orientation="portrait" fo:margin-top="20mm" fo:margin-bottom="20mm" fo:margin-left="24.99mm" fo:margin-right="24.99mm" style:shadow="none"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Balázs Dukai | CH-8645 Rapperswil-Jona</text:p>
        <text:p text:style-name="MP1">balazs.dukai@gmail.com</text:p>
        <text:p text:style-name="MP2"><text:page-number text:select-page="current">2</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8T16:09:40.429951919</meta:creation-date>
    <meta:editing-duration>P1DT15H22M13S</meta:editing-duration>
    <meta:editing-cycles>31</meta:editing-cycles>
    <meta:generator>LibreOffice/4.4.2.2$Linux_X86_64 LibreOffice_project/40m0$Build-2</meta:generator>
    <dc:title>Report-Essay_Ubuntu</dc:title>
    <dc:date>2015-05-04T15:41:07.923451307</dc:date>
    <dc:creator>Balázs Dukai</dc:creator>
    <meta:document-statistic meta:table-count="0" meta:image-count="0" meta:object-count="0" meta:page-count="2" meta:paragraph-count="26" meta:word-count="488" meta:character-count="3241" meta:non-whitespace-character-count="2776"/>
    <meta:user-defined meta:name="ZOTERO_PREF_1">&lt;data data-version="3" zotero-version="4.0.26.4"&gt;&lt;session id="rG4Hulm9"/&gt;&lt;style id="http://www.zotero.org/styles/elsevier-harvard" hasBibliography="1" bibliographyStyleHasBeenSet="1"/&gt;&lt;prefs&gt;&lt;pref name="fieldType" value="ReferenceMark"/&gt;&lt;pref name="storeR</meta:user-defined>
    <meta:user-defined meta:name="ZOTERO_PREF_2">eferences" value="true"/&gt;&lt;pref name="automaticJournalAbbreviations" value="true"/&gt;&lt;pref name="noteType" value="0"/&gt;&lt;/prefs&gt;&lt;/data&gt;</meta:user-defined>
    <meta:template xlink:type="simple" xlink:actuate="onRequest" xlink:title="Report-Essay_Ubuntu" xlink:href="../../../../../.config/libreoffice/4/user/template/Report-Essay_Ubuntu.ott" meta:date="2015-04-21T17:42:21.997333210"/>
  </office:meta>
</office:document-meta>
</file>